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odeIteratorAdapter.nex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Adapter.NodeIteratorAdapter( Range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Adapter.NodeIteratorAdapter( Iterator ite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IteratorAdapter.NodeIteratorAdapter( Collection coll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